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leaveControl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leaveControl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leaveControlGui.InterleaveControl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leaveControl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leaveControl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leaveControlGui.modifyTestElement( TestElement 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leaveControl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